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  <style:style style:name="P2" style:family="paragraph" style:parent-style-name="Default_20_Text" style:master-page-name="MP0">
      <style:paragraph-properties style:page-number="auto" fo:break-before="page"/>
    </style:style>
    <style:style style:name="P3" style:family="paragraph" style:parent-style-name="Default_20_Text">
      <style:paragraph-properties fo:margin-left="1.251cm" fo:margin-right="0cm" fo:text-indent="0cm" style:auto-text-indent="false">
        <style:tab-stops/>
      </style:paragraph-properties>
      <style:text-properties fo:language="sv" fo:country="FI"/>
    </style:style>
    <style:style style:name="P4" style:family="paragraph" style:parent-style-name="Default_20_Text">
      <style:paragraph-properties fo:margin-left="1.251cm" fo:margin-right="0cm" fo:text-indent="0cm" style:auto-text-indent="false">
        <style:tab-stops/>
      </style:paragraph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ETORAKENTEIDEN HARJOITUSTYÖ, KESÄ 2012</text:p>
      <text:p text:style-name="Default_20_Text"/>
      <text:p text:style-name="Default_20_Text">TESTAUSDOKUMENTTI</text:p>
      <text:p text:style-name="Default_20_Text"/>
      <text:p text:style-name="Default_20_Text">Ohjaaja:<text:tab/><text:tab/>Kristiina Paloheimo</text:p>
      <text:p text:style-name="Default_20_Text">Ryhmä:<text:tab/><text:tab/>2, ajanjakso 14.5. - 15.6.2012</text:p>
      <text:p text:style-name="Default_20_Text">Tekijä:<text:tab/><text:tab/><text:tab/>Hannu Niittymaa</text:p>
      <text:p text:style-name="Default_20_Text">Opiskelijanumero:<text:tab/>012514364</text:p>
      <text:p text:style-name="Default_20_Text"/>
      <text:p text:style-name="Default_20_Text">Aihe</text:p>
      <text:p text:style-name="Default_20_Text"/>
      <text:p text:style-name="P1">Reitinetsintä verkossa: Dijkstran algoritmi</text:p>
      <text:p text:style-name="Default_20_Text"/>
      <text:p text:style-name="Default_20_Text">Testisuunnitelma</text:p>
      <text:p text:style-name="Default_20_Text"/>
      <text:p text:style-name="P1">Eri <text:s/>metodien yksikkötestit tehdään JUnit -testeillä. Yksinkertaisimpia metodeita, esimerkiksi joissa asetetaan tai haetaan yksittäinen arvo, ei kuitenkaan yksikkötestata. </text:p>
      <text:p text:style-name="P1"/>
      <text:p text:style-name="P1">Toisaalta monimutkaisempi metodeja, jotka esimerkiksi palauttavat solmutaulukon, ei myöskään yksikkötestata, koska ne on helpompi testata suorittamalla koko ohjelma ja vertailemalla saatua tulostetta oikeaksi tiedettyyn tulosteeseen.</text:p>
      <text:p text:style-name="P1"/>
      <text:p text:style-name="P1">Varsinaiset suorituskykytesti suoritetaan luomalla satunnainen verkko eri kaarimäärillä ja ottamalla suoritusajat ylös. Suorituskykytesteillä havainnoidaan paitsi solmujen lukumäärän vaikutusta suoritusaikaan myös kaarien lukumäärän vaikutusta suoritusaikaan. </text:p>
      <text:p text:style-name="Default_20_Text"/>
      <text:p text:style-name="Default_20_Text">Testin syötteet</text:p>
      <text:p text:style-name="P1"/>
      <text:p text:style-name="P1">Ohjelma saa suunnatun verkon esityksen ja lähtösolmun tekstitiedostona, jossa kerrotaan solmujen lukumäärä, aloitussolmu ja solmujen väliset kaaret. Kaarien kustannusten tulee olla epänegatiiviset. </text:p>
      <text:p text:style-name="P3"/>
      <text:p text:style-name="Default_20_Text">Testien toistettavuus</text:p>
      <text:p text:style-name="Default_20_Text"><text:tab/></text:p>
      <text:p text:style-name="P1">JUnit -yksikkötestit voidaan tarvittaessa toistaa.</text:p>
      <text:p text:style-name="P1"/>
      <text:p text:style-name="P1">Monimutkaisempien metodien testit voidaan toistaa käyttämällä samaa syötetiedostoa ja oikeaksi tiedettyä tulostiedostoa, jota vasten voidaan uutta tulostiedostoa vertaill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family-generic="system" style:font-charset="x-symbol"/>
    <style:font-face style:name="OpenSymbol" svg:font-family="OpenSymbol" style:font-family-generic="system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svg:stroke-opacity="100%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i" fo:country="FI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fi" fo:country="FI" fo:font-style="normal" fo:text-shadow="none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ali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Default_20_Text" style:next-style-name="Text_20_Body_20_Single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uettelo" style:family="paragraph" style:parent-style-name="Text_20_Body_20_Single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Default_20_Text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Default_20_Text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Default_20_Text" style:class="html">
      <style:paragraph-properties fo:hyphenation-ladder-count="no-limit"/>
      <style:text-properties style:font-name="DejaVu Sans Mono" fo:font-size="10pt" style:font-size-asian="10pt" style:font-name-complex="DejaVu Sans Mono" style:font-size-complex="10pt" fo:hyphenate="false" fo:hyphenation-remain-char-count="0" fo:hyphenation-push-char-count="0"/>
    </style:style>
    <style:style style:name="Kappaleen_20_oletusfontti" style:display-name="Kappaleen oletusfontti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ki" style:family="text" style:parent-style-name="Kappaleen_20_oletusfontti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tar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IBM_Lotus_Symphony/3.0$Win32 OpenOffice.org_project/310m11$Build-9399</meta:generator>
    <meta:initial-creator>Hannu-Pekka Niittymaa</meta:initial-creator>
    <meta:creation-date>2012-05-21T12:54:00Z</meta:creation-date>
    <dc:date>2012-06-11T09:41:47.18</dc:date>
    <meta:editing-cycles>8</meta:editing-cycles>
    <meta:editing-duration>PT02H06M33S</meta:editing-duration>
    <meta:document-statistic meta:table-count="0" meta:image-count="0" meta:object-count="0" meta:page-count="1" meta:paragraph-count="18" meta:word-count="140" meta:character-count="1361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